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559cm"/>
    </style:style>
    <style:style style:name="gr4" style:family="graphic" style:parent-style-name="objectwithoutfill">
      <style:graphic-properties draw:stroke="solid" svg:stroke-width="0.053cm" draw:marker-start-width="0.279cm" draw:marker-end-width="0.279cm" draw:fill="none" draw:textarea-vertical-align="middle" fo:padding-top="0.151cm" fo:padding-bottom="0.151cm" fo:padding-left="0.276cm" fo:padding-right="0.276cm"/>
    </style:style>
    <style:style style:name="gr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 style:family="graphic" style:parent-style-name="standard">
      <style:graphic-properties draw:stroke="none" draw:fill="none" fo:min-height="0.713cm"/>
    </style:style>
    <style:style style:name="gr7" style:family="graphic" style:parent-style-name="standard">
      <style:graphic-properties draw:stroke="none" svg:stroke-color="#000000" draw:fill="none" draw:fill-color="#ffffff" draw:auto-grow-height="true" draw:auto-grow-width="false" fo:max-height="0cm" fo:min-height="1.575cm"/>
    </style:style>
    <style:style style:name="gr8" style:family="graphic" style:parent-style-name="standard">
      <style:graphic-properties draw:fill-color="#ed1c24" draw:textarea-horizontal-align="justify" draw:textarea-vertical-align="middle" draw:auto-grow-height="false" fo:min-height="0.11cm" fo:min-width="0cm"/>
    </style:style>
    <style:style style:name="gr9"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text-properties fo:font-size="14pt" style:font-size-asian="14pt" style:font-size-complex="14pt"/>
    </style:style>
    <style:style style:name="P4" style:family="paragraph">
      <loext:graphic-properties draw:fill="none" draw:fill-color="#ffffff"/>
      <style:text-properties fo:font-size="14pt" style:font-size-asian="14pt" style:font-size-complex="14pt"/>
    </style:style>
    <style:style style:name="P5" style:family="paragraph">
      <style:text-properties fo:font-size="12pt"/>
    </style:style>
    <style:style style:name="P6" style:family="paragraph">
      <loext:graphic-properties draw:fill="none"/>
      <style:text-properties fo:font-size="12pt"/>
    </style:style>
    <style:style style:name="P7" style:family="paragraph">
      <style:text-properties fo:font-size="12pt" style:font-size-asian="12pt" style:font-size-complex="12pt"/>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color="#ed1c24"/>
      <style:paragraph-properties fo:text-align="center"/>
    </style:style>
    <style:style style:name="P10" style:family="paragraph">
      <style:text-properties fo:font-size="8pt" style:font-size-asian="8pt" style:font-size-complex="8pt"/>
    </style:style>
    <style:style style:name="P11" style:family="paragraph">
      <loext:graphic-properties draw:fill="none" draw:fill-color="#ffffff"/>
      <style:text-properties fo:font-size="8pt" style:font-size-asian="8pt" style:font-size-complex="8pt"/>
    </style:style>
    <style:style style:name="P12" style:family="paragraph">
      <loext:graphic-properties draw:fill-color="#ffffff"/>
    </style:style>
    <style:style style:name="T1" style:family="text">
      <style:text-properties style:text-position="-33% 58%"/>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style:text-position="-33% 58%" fo:font-size="12pt" style:font-size-asian="12pt" style:font-size-complex="12pt"/>
    </style:style>
    <style:style style:name="T5" style:family="text">
      <style:text-properties style:text-position="0% 100%" fo:font-size="12pt" style:font-size-asian="12pt" style:font-size-complex="12pt"/>
    </style:style>
    <style:style style:name="T6"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1" xml:id="id1" draw:id="id1" draw:layer="layout" svg:width="2.753cm" svg:height="4.039cm" draw:transform="skewX (0.328121899374934) rotate (-1.21003677040767) translate (9.79945980809432cm 4.02673593347071cm)" svg:viewBox="0 0 2754 4040" svg:d="M0 4040c6108-3 149-4040 149-4040">
          <text:p/>
        </draw:path>
        <draw:connector draw:style-name="gr2" draw:text-style-name="P1" draw:layer="layout" draw:type="line" svg:x1="4.318cm" svg:y1="7.483cm" svg:x2="10.804cm" svg:y2="7.468cm" svg:d="M4318 7483l6486-15" svg:viewBox="0 0 6487 16">
          <text:p/>
        </draw:connector>
        <draw:connector draw:style-name="gr2" draw:text-style-name="P1" draw:layer="layout" draw:type="line" svg:x1="4.318cm" svg:y1="7.484cm" svg:x2="4.336cm" svg:y2="2.929cm" svg:d="M4318 7484l18-4555" svg:viewBox="0 0 19 4556">
          <text:p/>
        </draw:connector>
        <draw:connector draw:style-name="gr2" draw:text-style-name="P1" draw:layer="layout" draw:type="line" svg:x1="7.693cm" svg:y1="6.706cm" svg:x2="4.336cm" svg:y2="6.694cm" draw:start-shape="id1" draw:start-glue-point="2" svg:d="M7693 6706l-3357-12" svg:viewBox="0 0 3358 13">
          <text:p/>
        </draw:connector>
        <draw:frame draw:style-name="gr3" draw:text-style-name="P2" draw:layer="layout" svg:width="2.032cm" svg:height="0.962cm" svg:x="2.794cm" svg:y="6.151cm">
          <draw:text-box>
            <text:p>E[x]</text:p>
          </draw:text-box>
        </draw:frame>
        <draw:frame draw:style-name="gr3" draw:text-style-name="P2" draw:layer="layout" svg:width="2.032cm" svg:height="1.114cm" svg:x="2.794cm" svg:y="4.42cm">
          <draw:text-box>
            <text:p>f(x<text:span text:style-name="T1">1</text:span>)</text:p>
          </draw:text-box>
        </draw:frame>
        <draw:connector draw:style-name="gr2" draw:text-style-name="P1" draw:layer="layout" draw:type="line" svg:x1="5.894cm" svg:y1="4.894cm" svg:x2="4.363cm" svg:y2="4.916cm" svg:d="M5894 4894l-1531 22" svg:viewBox="0 0 1532 23">
          <text:p/>
        </draw:connector>
        <draw:connector draw:style-name="gr2" draw:text-style-name="P1" draw:layer="layout" draw:type="line" svg:x1="5.895cm" svg:y1="4.894cm" svg:x2="5.909cm" svg:y2="7.434cm" svg:d="M5895 4894l14 2540" svg:viewBox="0 0 15 2541">
          <text:p/>
        </draw:connector>
        <draw:frame draw:style-name="gr3" draw:text-style-name="P2" draw:layer="layout" svg:width="2.032cm" svg:height="1.114cm" svg:x="5.334cm" svg:y="7.522cm">
          <draw:text-box>
            <text:p>x<text:span text:style-name="T1">1</text:span></text:p>
          </draw:text-box>
        </draw:frame>
        <draw:frame draw:style-name="gr3" draw:text-style-name="P2" draw:layer="layout" svg:width="2.032cm" svg:height="0.962cm" svg:x="10.414cm" svg:y="7.483cm">
          <draw:text-box>
            <text:p>x</text:p>
          </draw:text-box>
        </draw:frame>
        <draw:line draw:style-name="gr2" draw:text-style-name="P1" draw:layer="layout" svg:x1="16.51cm" svg:y1="6.096cm" svg:x2="23.876cm" svg:y2="6.096cm">
          <text:p/>
        </draw:line>
        <draw:connector draw:style-name="gr2" draw:text-style-name="P1" draw:layer="layout" draw:type="line" svg:x1="16.525cm" svg:y1="6.198cm" svg:x2="16.528cm" svg:y2="2.811cm" svg:d="M16525 6198l3-3387" svg:viewBox="0 0 4 3388">
          <text:p/>
        </draw:connector>
        <draw:frame draw:style-name="gr3" draw:text-style-name="P4" draw:layer="layout" svg:width="2.032cm" svg:height="0.809cm" svg:x="14.496cm" svg:y="2.794cm">
          <draw:text-box>
            <text:p text:style-name="P3"><text:span text:style-name="T2">p(x,z)</text:span></text:p>
          </draw:text-box>
        </draw:frame>
        <draw:path draw:style-name="gr4" draw:text-style-name="P1" draw:layer="layout" svg:width="4.977cm" svg:height="4.016cm" draw:transform="skewX (0.108035880698449) rotate (1.16343647937942) translate (17.372cm 4.611cm)" svg:viewBox="0 0 4978 4017" svg:d="M0 0c301 15 605 28 897 99 267 64 525 167 761 295 270 146 327 458 498 681 151 198 286 407 452 598 233 266 333 595 536 872 165 226 343 501 687 551 319 46 391 404 583 598 145 146 341 224 532 293l32 30">
          <text:p/>
        </draw:path>
        <draw:path draw:style-name="gr2" draw:text-style-name="P1" draw:layer="layout" svg:width="1.723cm" svg:height="1.273cm" draw:transform="rotate (1.5707963267949) translate (17.7905181208695cm 5.11cm)" svg:viewBox="0 0 1724 1274" svg:d="M0 4c178-14 357 6 529 46 174 41 353 50 529 60 191 12 312 181 484 227 220 59 234 321 76 439-171 129-337 268-529 362-173 85-371 89-560 121l-151 15-242-15h-75">
          <text:p/>
        </draw:path>
        <draw:path draw:style-name="gr2" draw:text-style-name="P1" draw:layer="layout" svg:width="1.773cm" svg:height="1.927cm" draw:transform="rotate (1.5707963267949) translate (18.6950153708657cm 4.868cm)" svg:viewBox="0 0 1774 1928" svg:d="M0 8c209-34 416 45 590 151 173 105 361 170 544 257 172 82 301 215 454 317 190 128 222 393 151 605-69 204-271 292-439 378-174 88-369 116-559 151l-151 15-152 46h-30">
          <text:p/>
        </draw:path>
        <draw:path draw:style-name="gr5" draw:text-style-name="P1" draw:layer="layout" svg:width="1.159cm" svg:height="1.048cm" draw:transform="rotate (0.727104166380838) translate (22.4625575934774cm 2.30614762515335cm)" svg:viewBox="0 0 1160 1049" svg:d="M0 29c235 29 472 6 706-20 154-17 487-39 452 220-24 172 16 370-99 520l-77 134-78 133-30 33">
          <text:p/>
        </draw:path>
        <draw:path draw:style-name="gr2" draw:text-style-name="P1" draw:layer="layout" svg:width="2.863cm" svg:height="2.183cm" draw:transform="rotate (1.16587994033221) translate (20.4679804428412cm 4.66284820738936cm)" svg:viewBox="0 0 2864 2184" svg:d="M0 21c233 1 466-9 699-20 198-10 379 62 571 67 214 6 398 128 608 151 202 22 402 77 604 104 206 27 326 195 370 366 46 179-51 361-159 513-114 162-267 279-391 430-123 150-287 261-417 409l-154 99-64 44">
          <text:p/>
        </draw:path>
        <draw:frame draw:style-name="gr6" draw:text-style-name="P6" draw:layer="layout" svg:width="0.82cm" svg:height="0.963cm" svg:x="23.114cm" svg:y="6.35cm">
          <draw:text-box>
            <text:p text:style-name="P5">x</text:p>
          </draw:text-box>
        </draw:frame>
        <draw:frame draw:style-name="gr7" draw:text-style-name="P8" draw:layer="layout" svg:width="3.81cm" svg:height="1.825cm" svg:x="17.018cm" svg:y="5.11cm">
          <draw:text-box>
            <text:p text:style-name="P7"><text:span text:style-name="T3">p(z|x ,t</text:span><text:span text:style-name="T4">1</text:span><text:span text:style-name="T5">)</text:span></text:p>
          </draw:text-box>
        </draw:frame>
        <draw:frame draw:style-name="gr7" draw:text-style-name="P8" draw:layer="layout" svg:width="3.81cm" svg:height="1.825cm" svg:x="18.695cm" svg:y="3.81cm">
          <draw:text-box>
            <text:p text:style-name="P7"><text:span text:style-name="T3">p(z|x ,t</text:span><text:span text:style-name="T4">2</text:span><text:span text:style-name="T5">)</text:span></text:p>
          </draw:text-box>
        </draw:frame>
        <draw:frame draw:style-name="gr7" draw:text-style-name="P8" draw:layer="layout" svg:width="3.81cm" svg:height="1.825cm" svg:x="20.828cm" svg:y="3.302cm">
          <draw:text-box>
            <text:p text:style-name="P7"><text:span text:style-name="T3">p(z|x ,t</text:span><text:span text:style-name="T4">3</text:span><text:span text:style-name="T5">)</text:span></text:p>
          </draw:text-box>
        </draw:frame>
        <draw:custom-shape draw:style-name="gr8" draw:text-style-name="P9" draw:layer="layout" svg:width="0.508cm" svg:height="0.508cm" svg:x="18.034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508cm" svg:height="0.508cm" svg:x="19.558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508cm" svg:height="0.508cm" svg:x="21.844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3.81cm" svg:height="1.825cm" svg:x="17.018cm" svg:y="5.111cm">
          <draw:text-box>
            <text:p text:style-name="P7"><text:span text:style-name="T3">p(z|x ,t</text:span><text:span text:style-name="T4">1</text:span><text:span text:style-name="T5">)</text:span></text:p>
          </draw:text-box>
        </draw:frame>
        <draw:frame draw:style-name="gr7" draw:text-style-name="P11" draw:layer="layout" svg:width="3.81cm" svg:height="1.825cm" svg:x="17.78cm" svg:y="2.493cm">
          <draw:text-box>
            <text:p text:style-name="P10"><text:span text:style-name="T6">max</text:span></text:p>
          </draw:text-box>
        </draw:frame>
        <draw:frame draw:style-name="gr7" draw:text-style-name="P11" draw:layer="layout" svg:width="3.81cm" svg:height="1.825cm" svg:x="19.322cm" svg:y="2.286cm">
          <draw:text-box>
            <text:p text:style-name="P10"><text:span text:style-name="T6">max</text:span></text:p>
          </draw:text-box>
        </draw:frame>
        <draw:frame draw:style-name="gr7" draw:text-style-name="P11" draw:layer="layout" svg:width="3.81cm" svg:height="1.825cm" svg:x="21.59cm" svg:y="1.524cm">
          <draw:text-box>
            <text:p text:style-name="P10"><text:span text:style-name="T6">max</text:span></text:p>
          </draw:text-box>
        </draw:frame>
        <presentation:notes draw:style-name="dp2">
          <draw:page-thumbnail draw:style-name="gr9" draw:layer="layout" svg:width="19.798cm" svg:height="11.136cm" svg:x="0.6cm" svg:y="2.257cm" draw:page-number="1"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3-11T19:24:56.565182525</meta:creation-date>
    <dc:date>2021-03-11T20:11:01.358356754</dc:date>
    <meta:editing-duration>PT35M53S</meta:editing-duration>
    <meta:editing-cycles>4</meta:editing-cycles>
    <meta:generator>LibreOffice/6.0.7.3$Linux_X86_64 LibreOffice_project/00m0$Build-3</meta:generator>
    <meta:document-statistic meta:object-count="52"/>
  </office:meta>
</office:document-meta>
</file>